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normal">Δ</mi>
            <mi>U</mi>
            <mrow>
              <mspace width="2em"/>
              <mo stretchy="false">=</mo>
              <mspace width="2em"/>
            </mrow>
            <mi>Q</mi>
            <mrow>
              <mspace width="2em"/>
              <mo stretchy="false">−</mo>
              <mspace width="2em"/>
            </mrow>
            <mi>p</mi>
            <mspace width="0.5em"/>
            <mi mathvariant="normal">Δ</mi>
            <mi>V</mi>
          </mrow>
        </mtd>
      </mtr>
      <mtr>
        <mtd>
          <mrow/>
        </mtd>
      </mtr>
      <mtr>
        <mtd>
          <mtext>mit</mtext>
        </mtd>
      </mtr>
      <mtr>
        <mtd>
          <mrow>
            <mi>W</mi>
            <mrow>
              <mspace width="2em"/>
              <mo stretchy="false">=</mo>
              <mrow>
                <mspace width="2em"/>
                <mo stretchy="false">−</mo>
                <mrow>
                  <munderover>
                    <mo stretchy="false">∫</mo>
                    <mtext>Anfang</mtext>
                    <mtext>Ende</mtext>
                  </munderover>
                  <mspace width="0.5em"/>
                </mrow>
              </mrow>
            </mrow>
            <mi>p</mi>
            <mspace width="0.5em"/>
            <mtext>d</mtext>
            <mi>V</mi>
            <mrow>
              <mspace width="2em"/>
              <mo stretchy="false">=</mo>
              <mrow>
                <mspace width="2em"/>
                <mo stretchy="false">−</mo>
                <mi>p</mi>
              </mrow>
            </mrow>
            <mspace width="0.5em"/>
            <mrow>
              <mo fence="true" stretchy="false">(</mo>
              <mrow>
                <mrow>
                  <msub>
                    <mi>V</mi>
                    <mtext>Ende</mtext>
                  </msub>
                  <mrow>
                    <mspace width="2em"/>
                    <mo stretchy="false">−</mo>
                    <mspace width="2em"/>
                  </mrow>
                  <msub>
                    <mi>V</mi>
                    <mtext>Anfang</mtext>
                  </msub>
                </mrow>
              </mrow>
              <mo fence="true" stretchy="false">)</mo>
            </mrow>
            <mrow>
              <mspace width="2em"/>
              <mo stretchy="false">=</mo>
              <mrow>
                <mspace width="2em"/>
                <mo stretchy="false">−</mo>
                <mi>p</mi>
              </mrow>
            </mrow>
            <mspace width="0.5em"/>
            <mi mathvariant="normal">Δ</mi>
            <mi>V</mi>
          </mrow>
        </mtd>
      </mtr>
    </mtable>
    <annotation encoding="StarMath 5.0">%DELTA U ~=~ Q ~-~ p ` %DELTA V newline newline 
alignc "mit" newline 

W ~=~ - int from "Anfang" to "Ende" ` p ` "d" V 
~=~ -p ` ( V _"Ende" ~-~ V _"Anfang" ) 
~=~ -p ` %DELTA 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50:22.877000000</meta:creation-date>
    <dc:date>2015-04-08T21:55:43.182000000</dc:date>
    <meta:editing-duration>PT5M20S</meta:editing-duration>
    <meta:editing-cycles>1</meta:editing-cycles>
    <meta:generator>LibreOffice/4.3.4.1$Windows_x86 LibreOffice_project/bc356b2f991740509f321d70e4512a6a54c5f243</meta:generator>
  </office:meta>
</office:document-meta>
</file>